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000" draw:fill="solid" draw:fill-color="#ff0000" draw:textarea-horizontal-align="justify" draw:textarea-vertical-align="middle" draw:auto-grow-height="false" fo:min-height="4.25cm" fo:min-width="7.75cm" loext:decorative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75cm" fo:min-width="7cm" loext:decorative="false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4.5cm" svg:x="4.5cm" svg:y="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7.5cm" svg:height="4cm" svg:x="4.5cm" svg:y="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55:34.699657256</meta:creation-date>
    <dc:date>2026-01-28T17:04:29.382926050</dc:date>
    <meta:editing-duration>PT1M30S</meta:editing-duration>
    <meta:editing-cycles>3</meta:editing-cycles>
    <meta:generator>LibreOfficeDev/26.2.1.0.0$Linux_X86_64 LibreOffice_project/a6b21db5d0f424d32c78b1514756c7b76c05c8e1</meta:generator>
    <meta:document-statistic meta:object-count="2"/>
  </office:meta>
</office:document-meta>
</file>